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roman" style:font-pitch="variable"/>
  </office:font-face-decls>
  <office:automatic-styles>
    <style:style style:name="co1" style:family="table-column">
      <style:table-column-properties fo:break-before="auto" style:column-width="4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0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Normalny_20_2">
      <style:table-cell-properties style:glyph-orientation-vertical="0" fo:background-color="#ccccff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Normalny_20_2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ny_20_2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Normalny_20_2" style:data-style-name="N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Normalny_20_2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Normalny_20_2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Normalny_20_2" style:data-style-name="N12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&amp;d_pct of budget</text:p>
          </table:table-cell>
          <table:table-cell table:style-name="ce1" office:value-type="string" calcext:value-type="string">
            <text:p>pct of individuals who use cloud</text:p>
          </table:table-cell>
          <table:table-cell table:style-name="ce1" office:value-type="string" calcext:value-type="string">
            <text:p>pct of people who work on weekends</text:p>
          </table:table-cell>
          <table:table-cell table:style-name="ce1" office:value-type="string" calcext:value-type="string">
            <text:p>pct of people who work with deadlines</text:p>
          </table:table-cell>
          <table:table-cell table:style-name="ce1" office:value-type="string" calcext:value-type="string">
            <text:p>working population in thousands</text:p>
          </table:table-cell>
          <table:table-cell table:style-name="ce9" office:value-type="string" calcext:value-type="string">
            <text:p>phycisians_per_1000</text:p>
          </table:table-cell>
          <table:table-cell table:style-name="ce10" office:value-type="string" calcext:value-type="string">
            <text:p>sea_access</text:p>
          </table:table-cell>
          <table:table-cell table:style-name="ce10" office:value-type="string" calcext:value-type="string">
            <text:p>joined_EU</text:p>
          </table:table-cell>
          <table:table-cell table:style-name="ce10" office:value-type="string" calcext:value-type="string">
            <text:p>is_euro_currency</text:p>
          </table:table-cell>
          <table:table-cell table:style-name="ce10" office:value-type="string" calcext:value-type="string">
            <text:p>nuclear_electricit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3" office:value-type="float" office:value="1.56" calcext:value-type="float">
            <text:p>1,56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29.8" calcext:value-type="float">
            <text:p>29,8</text:p>
          </table:table-cell>
          <table:table-cell table:style-name="ce3" office:value-type="float" office:value="42.2" calcext:value-type="float">
            <text:p>42,2</text:p>
          </table:table-cell>
          <table:table-cell table:style-name="ce4" office:value-type="float" office:value="5720.5" calcext:value-type="float">
            <text:p>5 720,5</text:p>
          </table:table-cell>
          <table:table-cell table:style-name="ce1" table:formula="of:=[.E2]/[.F2]*1000" office:value-type="float" office:value="7.37697753692859" calcext:value-type="float">
            <text:p>7,376977536928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99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3" office:value-type="float" office:value="1.13" calcext:value-type="float">
            <text:p>1,13</text:p>
          </table:table-cell>
          <table:table-cell table:style-name="ce5" office:value-type="float" office:value="29" calcext:value-type="float">
            <text:p>29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45.8" calcext:value-type="float">
            <text:p>45,8</text:p>
          </table:table-cell>
          <table:table-cell table:style-name="ce4" office:value-type="float" office:value="7280.8" calcext:value-type="float">
            <text:p>7 280,8</text:p>
          </table:table-cell>
          <table:table-cell table:style-name="ce1" table:formula="of:=[.E3]/[.F3]*1000" office:value-type="float" office:value="6.29051752554664" calcext:value-type="float">
            <text:p>6,290517525546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unding member (1957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4" office:value-type="float" office:value="0.59" calcext:value-type="float">
            <text:p>0,59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,0</text:p>
          </table:table-cell>
          <table:table-cell table:style-name="ce4" office:value-type="float" office:value="33.1" calcext:value-type="float">
            <text:p>33,1</text:p>
          </table:table-cell>
          <table:table-cell table:style-name="ce3" office:value-type="float" office:value="4726.6" calcext:value-type="float">
            <text:p>4 726,6</text:p>
          </table:table-cell>
          <table:table-cell table:style-name="ce1" table:formula="of:=[.E4]/[.F4]*1000" office:value-type="float" office:value="7.00291964625735" calcext:value-type="float">
            <text:p>7,002919646257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roatia</text:p>
          </table:table-cell>
          <table:table-cell table:style-name="ce3" office:value-type="float" office:value="1.64" calcext:value-type="float">
            <text:p>1,64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19.1" calcext:value-type="float">
            <text:p>19,1</text:p>
          </table:table-cell>
          <table:table-cell table:style-name="ce8" office:value-type="float" office:value="39" calcext:value-type="float">
            <text:p>39,0</text:p>
          </table:table-cell>
          <table:table-cell table:style-name="ce4" office:value-type="float" office:value="2785.6" calcext:value-type="float">
            <text:p>2 785,6</text:p>
          </table:table-cell>
          <table:table-cell table:style-name="ce1" table:formula="of:=[.E5]/[.F5]*1000" office:value-type="float" office:value="14.0005743825388" calcext:value-type="float">
            <text:p>14,00057438253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10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zechia</text:p>
          </table:table-cell>
          <table:table-cell table:style-name="ce3" office:value-type="float" office:value="1.43" calcext:value-type="float">
            <text:p>1,43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19.7" calcext:value-type="float">
            <text:p>19,7</text:p>
          </table:table-cell>
          <table:table-cell table:style-name="ce3" office:value-type="float" office:value="33.9" calcext:value-type="float">
            <text:p>33,9</text:p>
          </table:table-cell>
          <table:table-cell table:style-name="ce4" office:value-type="float" office:value="7026.2" calcext:value-type="float">
            <text:p>7 026,2</text:p>
          </table:table-cell>
          <table:table-cell table:style-name="ce1" table:formula="of:=AVERAGE([.G2:.G5];[.G7:.G26])" office:value-type="float" office:value="10.4117596741321" calcext:value-type="float">
            <text:p>10,4117596741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4" office:value-type="float" office:value="1.84" calcext:value-type="float">
            <text:p>1,84</text:p>
          </table:table-cell>
          <table:table-cell table:style-name="ce6" office:value-type="float" office:value="43" calcext:value-type="float">
            <text:p>43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51.6" calcext:value-type="float">
            <text:p>51,6</text:p>
          </table:table-cell>
          <table:table-cell table:style-name="ce3" office:value-type="float" office:value="3643.5" calcext:value-type="float">
            <text:p>3 643,5</text:p>
          </table:table-cell>
          <table:table-cell table:style-name="ce1" table:formula="of:=[.E7]/[.F7]*1000" office:value-type="float" office:value="14.1622066694113" calcext:value-type="float">
            <text:p>14,1622066694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70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style-name="ce4" office:value-type="float" office:value="1.72" calcext:value-type="float">
            <text:p>1,72</text:p>
          </table:table-cell>
          <table:table-cell table:style-name="ce6" office:value-type="float" office:value="31" calcext:value-type="float">
            <text:p>31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38.5" calcext:value-type="float">
            <text:p>38,5</text:p>
          </table:table-cell>
          <table:table-cell table:style-name="ce3" office:value-type="float" office:value="848.4" calcext:value-type="float">
            <text:p>848,4</text:p>
          </table:table-cell>
          <table:table-cell table:style-name="ce1" table:formula="of:=[.E8]/[.F8]*1000" office:value-type="float" office:value="45.3795379537954" calcext:value-type="float">
            <text:p>45,37953795379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3" office:value-type="float" office:value="1.68" calcext:value-type="float">
            <text:p>1,68</text:p>
          </table:table-cell>
          <table:table-cell table:style-name="ce5" office:value-type="float" office:value="34" calcext:value-type="float">
            <text:p>34</text:p>
          </table:table-cell>
          <table:table-cell table:style-name="ce3" office:value-type="float" office:value="24.9" calcext:value-type="float">
            <text:p>24,9</text:p>
          </table:table-cell>
          <table:table-cell table:style-name="ce3" office:value-type="float" office:value="42.7" calcext:value-type="float">
            <text:p>42,7</text:p>
          </table:table-cell>
          <table:table-cell table:style-name="ce4" office:value-type="float" office:value="3455.1" calcext:value-type="float">
            <text:p>3 455,1</text:p>
          </table:table-cell>
          <table:table-cell table:style-name="ce1" table:formula="of:=[.E9]/[.F9]*1000" office:value-type="float" office:value="12.3585424445023" calcext:value-type="float">
            <text:p>12,3585424445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90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4" office:value-type="float" office:value="1.14" calcext:value-type="float">
            <text:p>1,14</text:p>
          </table:table-cell>
          <table:table-cell table:style-name="ce6" office:value-type="float" office:value="19" calcext:value-type="float">
            <text:p>19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44.9" calcext:value-type="float">
            <text:p>44,9</text:p>
          </table:table-cell>
          <table:table-cell table:style-name="ce3" office:value-type="float" office:value="40956.9" calcext:value-type="float">
            <text:p>40 956,9</text:p>
          </table:table-cell>
          <table:table-cell table:style-name="ce1" table:formula="of:=[.E10]/[.F10]*1000" office:value-type="float" office:value="1.09627437623453" calcext:value-type="float">
            <text:p>1,09627437623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unding member (1957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rmany (until 1990 former territory of the FRG)</text:p>
          </table:table-cell>
          <table:table-cell table:style-name="ce3" office:value-type="float" office:value="1.99" calcext:value-type="float">
            <text:p>1,99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float" office:value="26.6" calcext:value-type="float">
            <text:p>26,6</text:p>
          </table:table-cell>
          <table:table-cell table:style-name="ce3" office:value-type="float" office:value="40.3" calcext:value-type="float">
            <text:p>40,3</text:p>
          </table:table-cell>
          <table:table-cell table:style-name="ce4" office:value-type="float" office:value="52963.8" calcext:value-type="float">
            <text:p>52 963,8</text:p>
          </table:table-cell>
          <table:table-cell table:style-name="ce1" table:formula="of:=[.E11]/[.F11]*1000" office:value-type="float" office:value="0.76089706554288" calcext:value-type="float">
            <text:p>0,76089706554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unding member (1957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style-name="ce4" office:value-type="float" office:value="0.97" calcext:value-type="float">
            <text:p>0,97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44" calcext:value-type="float">
            <text:p>44,0</text:p>
          </table:table-cell>
          <table:table-cell table:style-name="ce4" office:value-type="float" office:value="55.8" calcext:value-type="float">
            <text:p>55,8</text:p>
          </table:table-cell>
          <table:table-cell table:style-name="ce3" office:value-type="float" office:value="6987.2" calcext:value-type="float">
            <text:p>6 987,2</text:p>
          </table:table-cell>
          <table:table-cell table:style-name="ce1" table:formula="of:=[.E12]/[.F12]*1000" office:value-type="float" office:value="7.98603160064117" calcext:value-type="float">
            <text:p>7,98603160064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8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table:style-name="ce3" office:value-type="float" office:value="0.55" calcext:value-type="float">
            <text:p>0,55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45.5" calcext:value-type="float">
            <text:p>45,5</text:p>
          </table:table-cell>
          <table:table-cell table:style-name="ce4" office:value-type="float" office:value="6530.4" calcext:value-type="float">
            <text:p>6 530,4</text:p>
          </table:table-cell>
          <table:table-cell table:style-name="ce1" table:formula="of:=[.E13]/[.F13]*1000" office:value-type="float" office:value="6.96741394095308" calcext:value-type="float">
            <text:p>6,96741394095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3" office:value-type="float" office:value="0.96" calcext:value-type="float">
            <text:p>0,96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32.3" calcext:value-type="float">
            <text:p>32,3</text:p>
          </table:table-cell>
          <table:table-cell table:style-name="ce3" office:value-type="float" office:value="48.1" calcext:value-type="float">
            <text:p>48,1</text:p>
          </table:table-cell>
          <table:table-cell table:style-name="ce4" office:value-type="float" office:value="3080.6" calcext:value-type="float">
            <text:p>3 080,6</text:p>
          </table:table-cell>
          <table:table-cell table:style-name="ce1" table:formula="of:=[.E14]/[.F14]*1000" office:value-type="float" office:value="15.613841459456" calcext:value-type="float">
            <text:p>15,613841459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7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4" office:value-type="float" office:value="1.01" calcext:value-type="float">
            <text:p>1,01</text:p>
          </table:table-cell>
          <table:table-cell table:style-name="ce6" office:value-type="float" office:value="19" calcext:value-type="float">
            <text:p>19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7.2" calcext:value-type="float">
            <text:p>37,2</text:p>
          </table:table-cell>
          <table:table-cell table:style-name="ce3" office:value-type="float" office:value="39034.8" calcext:value-type="float">
            <text:p>39 034,8</text:p>
          </table:table-cell>
          <table:table-cell table:style-name="ce1" table:formula="of:=[.E15]/[.F15]*1000" office:value-type="float" office:value="0.952995788373451" calcext:value-type="float">
            <text:p>0,952995788373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unding member (1957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table:style-name="ce3" office:value-type="float" office:value="0.49" calcext:value-type="float">
            <text:p>0,49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29.9" calcext:value-type="float">
            <text:p>29,9</text:p>
          </table:table-cell>
          <table:table-cell table:style-name="ce4" office:value-type="float" office:value="1274.5" calcext:value-type="float">
            <text:p>1 274,5</text:p>
          </table:table-cell>
          <table:table-cell table:style-name="ce1" table:formula="of:=[.E16]/[.F16]*1000" office:value-type="float" office:value="23.4601804629266" calcext:value-type="float">
            <text:p>23,4601804629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table:style-name="ce4" office:value-type="float" office:value="0.93" calcext:value-type="float">
            <text:p>0,93</text:p>
          </table:table-cell>
          <table:table-cell table:style-name="ce6" office:value-type="float" office:value="16" calcext:value-type="float">
            <text:p>1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32.7" calcext:value-type="float">
            <text:p>32,7</text:p>
          </table:table-cell>
          <table:table-cell table:style-name="ce3" office:value-type="float" office:value="1934.6" calcext:value-type="float">
            <text:p>1 934,6</text:p>
          </table:table-cell>
          <table:table-cell table:style-name="ce1" table:formula="of:=[.E17]/[.F17]*1000" office:value-type="float" office:value="16.9027189083015" calcext:value-type="float">
            <text:p>16,90271890830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style-name="ce4" office:value-type="float" office:value="1.58" calcext:value-type="float">
            <text:p>1,58</text:p>
          </table:table-cell>
          <table:table-cell table:style-name="ce6" office:value-type="float" office:value="36" calcext:value-type="float">
            <text:p>36</text:p>
          </table:table-cell>
          <table:table-cell table:style-name="ce4" office:value-type="float" office:value="31.4" calcext:value-type="float">
            <text:p>31,4</text:p>
          </table:table-cell>
          <table:table-cell table:style-name="ce4" office:value-type="float" office:value="39.5" calcext:value-type="float">
            <text:p>39,5</text:p>
          </table:table-cell>
          <table:table-cell table:style-name="ce3" office:value-type="float" office:value="10950.4" calcext:value-type="float">
            <text:p>10 950,4</text:p>
          </table:table-cell>
          <table:table-cell table:style-name="ce1" table:formula="of:=[.E18]/[.F18]*1000" office:value-type="float" office:value="3.60717416715371" calcext:value-type="float">
            <text:p>3,60717416715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unding member (1957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style-name="ce4" office:value-type="float" office:value="0.98" calcext:value-type="float">
            <text:p>0,98</text:p>
          </table:table-cell>
          <table:table-cell table:style-name="ce6" office:value-type="float" office:value="14" calcext:value-type="float">
            <text:p>14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34.4" calcext:value-type="float">
            <text:p>34,4</text:p>
          </table:table-cell>
          <table:table-cell table:style-name="ce3" office:value-type="float" office:value="25127.8" calcext:value-type="float">
            <text:p>25 127,8</text:p>
          </table:table-cell>
          <table:table-cell table:style-name="ce1" table:formula="of:=[.E19]/[.F19]*1000" office:value-type="float" office:value="1.36900166349621" calcext:value-type="float">
            <text:p>1,369001663496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3" office:value-type="float" office:value="0.79" calcext:value-type="float">
            <text:p>0,79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9.9" calcext:value-type="float">
            <text:p>9,9</text:p>
          </table:table-cell>
          <table:table-cell table:style-name="ce3" office:value-type="float" office:value="43.8" calcext:value-type="float">
            <text:p>43,8</text:p>
          </table:table-cell>
          <table:table-cell table:style-name="ce7" office:value-type="float" office:value="6743" calcext:value-type="float">
            <text:p>6 743,0</text:p>
          </table:table-cell>
          <table:table-cell table:style-name="ce1" table:formula="of:=[.E20]/[.F20]*1000" office:value-type="float" office:value="6.49562509268871" calcext:value-type="float">
            <text:p>6,495625092688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80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table:style-name="ce4" office:value-type="float" office:value="0.71" calcext:value-type="float">
            <text:p>0,71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float" office:value="29.2" calcext:value-type="float">
            <text:p>29,2</text:p>
          </table:table-cell>
          <table:table-cell table:style-name="ce7" office:value-type="float" office:value="63" calcext:value-type="float">
            <text:p>63,0</text:p>
          </table:table-cell>
          <table:table-cell table:style-name="ce3" office:value-type="float" office:value="13403.5" calcext:value-type="float">
            <text:p>13 403,5</text:p>
          </table:table-cell>
          <table:table-cell table:style-name="ce1" table:formula="of:=[.E21]/[.F21]*1000" office:value-type="float" office:value="4.70026485619428" calcext:value-type="float">
            <text:p>4,70026485619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style-name="ce4" office:value-type="float" office:value="0.91" calcext:value-type="float">
            <text:p>0,91</text:p>
          </table:table-cell>
          <table:table-cell table:style-name="ce6" office:value-type="float" office:value="19" calcext:value-type="float">
            <text:p>19</text:p>
          </table:table-cell>
          <table:table-cell table:style-name="ce4" office:value-type="float" office:value="24.5" calcext:value-type="float">
            <text:p>24,5</text:p>
          </table:table-cell>
          <table:table-cell table:style-name="ce7" office:value-type="float" office:value="31" calcext:value-type="float">
            <text:p>31,0</text:p>
          </table:table-cell>
          <table:table-cell table:style-name="ce8" office:value-type="float" office:value="3834" calcext:value-type="float">
            <text:p>3 834,0</text:p>
          </table:table-cell>
          <table:table-cell table:style-name="ce1" table:formula="of:=[.E22]/[.F22]*1000" office:value-type="float" office:value="8.08555033907147" calcext:value-type="float">
            <text:p>8,08555033907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00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table:style-name="ce3" office:value-type="float" office:value="0.84" calcext:value-type="float">
            <text:p>0,84</text:p>
          </table:table-cell>
          <table:table-cell table:style-name="ce5" office:value-type="float" office:value="19" calcext:value-type="float">
            <text:p>19</text:p>
          </table:table-cell>
          <table:table-cell table:style-name="ce3" office:value-type="float" office:value="22.1" calcext:value-type="float">
            <text:p>22,1</text:p>
          </table:table-cell>
          <table:table-cell table:style-name="ce3" office:value-type="float" office:value="46.6" calcext:value-type="float">
            <text:p>46,6</text:p>
          </table:table-cell>
          <table:table-cell table:style-name="ce4" office:value-type="float" office:value="1382.4" calcext:value-type="float">
            <text:p>1 382,4</text:p>
          </table:table-cell>
          <table:table-cell table:style-name="ce1" table:formula="of:=[.E23]/[.F23]*1000" office:value-type="float" office:value="33.7094907407407" calcext:value-type="float">
            <text:p>33,7094907407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0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3" office:value-type="float" office:value="1.28" calcext:value-type="float">
            <text:p>1,28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31.9" calcext:value-type="float">
            <text:p>31,9</text:p>
          </table:table-cell>
          <table:table-cell table:style-name="ce3" office:value-type="float" office:value="52.5" calcext:value-type="float">
            <text:p>52,5</text:p>
          </table:table-cell>
          <table:table-cell table:style-name="ce4" office:value-type="float" office:value="30641.6" calcext:value-type="float">
            <text:p>30 641,6</text:p>
          </table:table-cell>
          <table:table-cell table:style-name="ce1" table:formula="of:=[.E24]/[.F24]*1000" office:value-type="float" office:value="1.71335700485614" calcext:value-type="float">
            <text:p>1,713357004856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80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4" office:value-type="float" office:value="1.58" calcext:value-type="float">
            <text:p>1,58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,0</text:p>
          </table:table-cell>
          <table:table-cell table:style-name="ce4" office:value-type="float" office:value="52.7" calcext:value-type="float">
            <text:p>52,7</text:p>
          </table:table-cell>
          <table:table-cell table:style-name="ce3" office:value-type="float" office:value="6170.2" calcext:value-type="float">
            <text:p>6 170,2</text:p>
          </table:table-cell>
          <table:table-cell table:style-name="ce1" table:formula="of:=[.E25]/[.F25]*1000" office:value-type="float" office:value="8.54105215390101" calcext:value-type="float">
            <text:p>8,541052153901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90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style-name="ce3" office:value-type="float" office:value="1.25" calcext:value-type="float">
            <text:p>1,25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31.4" calcext:value-type="float">
            <text:p>31,4</text:p>
          </table:table-cell>
          <table:table-cell table:style-name="ce3" office:value-type="float" office:value="55.7" calcext:value-type="float">
            <text:p>55,7</text:p>
          </table:table-cell>
          <table:table-cell table:style-name="ce4" office:value-type="float" office:value="41287.2" calcext:value-type="float">
            <text:p>41 287,2</text:p>
          </table:table-cell>
          <table:table-cell table:style-name="ce1" table:formula="of:=[.E26]/[.F26]*1000" office:value-type="float" office:value="1.34908639965897" calcext:value-type="float">
            <text:p>1,349086399658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70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string" calcext:value-type="string">
            <text:p>średnia</text:p>
          </table:table-cell>
          <table:table-cell table:formula="of:=AVERAGE([.B2:.B26])" office:value-type="float" office:value="1.182" calcext:value-type="float">
            <text:p>1,182</text:p>
          </table:table-cell>
          <table:table-cell table:formula="of:=AVERAGE([.C2:.C26])" office:value-type="float" office:value="24.96" calcext:value-type="float">
            <text:p>24,96</text:p>
          </table:table-cell>
          <table:table-cell table:formula="of:=AVERAGE([.D2:.D26])" office:value-type="float" office:value="24.432" calcext:value-type="float">
            <text:p>24,432</text:p>
          </table:table-cell>
          <table:table-cell table:formula="of:=AVERAGE([.E2:.E26])" office:value-type="float" office:value="43.216" calcext:value-type="float">
            <text:p>43,216</text:p>
          </table:table-cell>
          <table:table-cell table:formula="of:=AVERAGE([.F2:.F26])" office:value-type="float" office:value="13111.584" calcext:value-type="float">
            <text:p>13111,584</text:p>
          </table:table-cell>
          <table:table-cell table:formula="of:=AVERAGE([.G2:.G26])" office:value-type="float" office:value="10.4117596741321" calcext:value-type="float">
            <text:p>10,4117596741321</text:p>
          </table:table-cell>
          <table:table-cell table:formula="of:=AVERAGE([.H2:.H26])" office:value-type="float" office:value="0.84" calcext:value-type="float">
            <text:p>0,84</text:p>
          </table:table-cell>
          <table:table-cell table:formula="of:=AVERAGE([.I2:.I26])" office:value-type="string" office:string-value="" calcext:value-type="error">
            <text:p>#DZIEL/0!</text:p>
          </table:table-cell>
          <table:table-cell table:formula="of:=AVERAGE([.J2:.J26])" office:value-type="float" office:value="0.64" calcext:value-type="float">
            <text:p>0,64</text:p>
          </table:table-cell>
          <table:table-cell table:formula="of:=AVERAGE([.K2:.K26])" office:value-type="float" office:value="0.56" calcext:value-type="float">
            <text:p>0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chylenie standardowe</text:p>
          </table:table-cell>
          <table:table-cell table:formula="of:=COM.MICROSOFT.STDEV.S([.B2:.B26])" office:value-type="float" office:value="0.428038160292592" calcext:value-type="float">
            <text:p>0,428038160292592</text:p>
          </table:table-cell>
          <table:table-cell table:formula="of:=COM.MICROSOFT.STDEV.S([.C2:.C26])" office:value-type="float" office:value="9.00684924562043" calcext:value-type="float">
            <text:p>9,00684924562043</text:p>
          </table:table-cell>
          <table:table-cell table:formula="of:=COM.MICROSOFT.STDEV.S([.D2:.D26])" office:value-type="float" office:value="7.98340570600459" calcext:value-type="float">
            <text:p>7,98340570600459</text:p>
          </table:table-cell>
          <table:table-cell table:formula="of:=COM.MICROSOFT.STDEV.S([.E2:.E26])" office:value-type="float" office:value="8.67518875875332" calcext:value-type="float">
            <text:p>8,67518875875332</text:p>
          </table:table-cell>
          <table:table-cell table:formula="of:=COM.MICROSOFT.STDEV.S([.F2:.F26])" office:value-type="float" office:value="15384.8237175114" calcext:value-type="float">
            <text:p>15384,8237175114</text:p>
          </table:table-cell>
          <table:table-cell table:formula="of:=COM.MICROSOFT.STDEV.S([.G2:.G26])" office:value-type="float" office:value="10.6132874949308" calcext:value-type="float">
            <text:p>10,6132874949308</text:p>
          </table:table-cell>
          <table:table-cell table:formula="of:=COM.MICROSOFT.STDEV.S([.H2:.H26])" office:value-type="float" office:value="0.374165738677394" calcext:value-type="float">
            <text:p>0,374165738677394</text:p>
          </table:table-cell>
          <table:table-cell table:formula="of:=COM.MICROSOFT.STDEV.S([.I2:.I26])" office:value-type="string" office:string-value="" calcext:value-type="error">
            <text:p>#DZIEL/0!</text:p>
          </table:table-cell>
          <table:table-cell table:formula="of:=COM.MICROSOFT.STDEV.S([.J2:.J26])" office:value-type="float" office:value="0.489897948556636" calcext:value-type="float">
            <text:p>0,489897948556636</text:p>
          </table:table-cell>
          <table:table-cell table:formula="of:=COM.MICROSOFT.STDEV.S([.K2:.K26])" office:value-type="float" office:value="0.506622805119022" calcext:value-type="float">
            <text:p>0,506622805119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półczynnik zmienności</text:p>
          </table:table-cell>
          <table:table-cell table:formula="of:=([.B30]*100)/[.B29]" office:value-type="float" office:value="36.2130423259384" calcext:value-type="float">
            <text:p>36,2130423259384</text:p>
          </table:table-cell>
          <table:table-cell table:formula="of:=([.C30]*100)/[.C29]" office:value-type="float" office:value="36.0851331955947" calcext:value-type="float">
            <text:p>36,0851331955947</text:p>
          </table:table-cell>
          <table:table-cell table:formula="of:=([.D30]*100)/[.D29]" office:value-type="float" office:value="32.676022044878" calcext:value-type="float">
            <text:p>32,676022044878</text:p>
          </table:table-cell>
          <table:table-cell table:formula="of:=([.E30]*100)/[.E29]" office:value-type="float" office:value="20.0740206376188" calcext:value-type="float">
            <text:p>20,0740206376188</text:p>
          </table:table-cell>
          <table:table-cell table:formula="of:=([.F30]*100)/[.F29]" office:value-type="float" office:value="117.33764370126" calcext:value-type="float">
            <text:p>117,33764370126</text:p>
          </table:table-cell>
          <table:table-cell table:formula="of:=([.G30]*100)/[.G29]" office:value-type="float" office:value="101.935578875293" calcext:value-type="float">
            <text:p>101,935578875293</text:p>
          </table:table-cell>
          <table:table-cell table:formula="of:=([.H30]*100)/[.H29]" office:value-type="float" office:value="44.5435403187374" calcext:value-type="float">
            <text:p>44,5435403187374</text:p>
          </table:table-cell>
          <table:table-cell table:formula="of:=([.I30]*100)/[.I29]" office:value-type="string" office:string-value="" calcext:value-type="error">
            <text:p>#DZIEL/0!</text:p>
          </table:table-cell>
          <table:table-cell table:formula="of:=([.J30]*100)/[.J29]" office:value-type="float" office:value="76.5465544619743" calcext:value-type="float">
            <text:p>76,5465544619743</text:p>
          </table:table-cell>
          <table:table-cell table:formula="of:=([.K30]*100)/[.K29]" office:value-type="float" office:value="90.4683580569682" calcext:value-type="float">
            <text:p>90,4683580569682</text:p>
          </table:table-cell>
          <table:table-cell table:number-columns-repeated="4"/>
        </table:table-row>
        <table:table-row table:style-name="ro2" table:number-rows-repeated="10">
          <table:table-cell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średnia</text:p>
          </table:table-cell>
          <table:table-cell office:value-type="float" office:value="1.182" calcext:value-type="float">
            <text:p>1,182</text:p>
          </table:table-cell>
          <table:table-cell office:value-type="float" office:value="24.96" calcext:value-type="float">
            <text:p>24,96</text:p>
          </table:table-cell>
          <table:table-cell office:value-type="float" office:value="24.432" calcext:value-type="float">
            <text:p>24,432</text:p>
          </table:table-cell>
          <table:table-cell office:value-type="float" office:value="43.216" calcext:value-type="float">
            <text:p>43,216</text:p>
          </table:table-cell>
          <table:table-cell office:value-type="float" office:value="13111.584" calcext:value-type="float">
            <text:p>13111,584</text:p>
          </table:table-cell>
          <table:table-cell office:value-type="float" office:value="10.4117596741321" calcext:value-type="float">
            <text:p>10,4117596741321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#DZIEL/0!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dchylenie standardowe</text:p>
          </table:table-cell>
          <table:table-cell office:value-type="float" office:value="0.428038160292592" calcext:value-type="float">
            <text:p>0,428038160292592</text:p>
          </table:table-cell>
          <table:table-cell office:value-type="float" office:value="9.00684924562043" calcext:value-type="float">
            <text:p>9,00684924562043</text:p>
          </table:table-cell>
          <table:table-cell office:value-type="float" office:value="7.98340570600459" calcext:value-type="float">
            <text:p>7,98340570600459</text:p>
          </table:table-cell>
          <table:table-cell office:value-type="float" office:value="8.67518875875332" calcext:value-type="float">
            <text:p>8,67518875875332</text:p>
          </table:table-cell>
          <table:table-cell office:value-type="float" office:value="15384.8237175114" calcext:value-type="float">
            <text:p>15384,8237175114</text:p>
          </table:table-cell>
          <table:table-cell office:value-type="float" office:value="10.6132874949308" calcext:value-type="float">
            <text:p>10,6132874949308</text:p>
          </table:table-cell>
          <table:table-cell office:value-type="float" office:value="0.374165738677394" calcext:value-type="float">
            <text:p>0,374165738677394</text:p>
          </table:table-cell>
          <table:table-cell office:value-type="string" calcext:value-type="string">
            <text:p>#DZIEL/0!</text:p>
          </table:table-cell>
          <table:table-cell office:value-type="float" office:value="0.489897948556636" calcext:value-type="float">
            <text:p>0,489897948556636</text:p>
          </table:table-cell>
          <table:table-cell office:value-type="float" office:value="0.506622805119022" calcext:value-type="float">
            <text:p>0,5066228051190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spółczynnik zmienności</text:p>
          </table:table-cell>
          <table:table-cell office:value-type="float" office:value="36.2130423259384" calcext:value-type="float">
            <text:p>36,2130423259384</text:p>
          </table:table-cell>
          <table:table-cell office:value-type="float" office:value="36.0851331955947" calcext:value-type="float">
            <text:p>36,0851331955947</text:p>
          </table:table-cell>
          <table:table-cell office:value-type="float" office:value="32.676022044878" calcext:value-type="float">
            <text:p>32,676022044878</text:p>
          </table:table-cell>
          <table:table-cell office:value-type="float" office:value="20.0740206376188" calcext:value-type="float">
            <text:p>20,0740206376188</text:p>
          </table:table-cell>
          <table:table-cell office:value-type="float" office:value="117.33764370126" calcext:value-type="float">
            <text:p>117,33764370126</text:p>
          </table:table-cell>
          <table:table-cell office:value-type="float" office:value="101.935578875293" calcext:value-type="float">
            <text:p>101,935578875293</text:p>
          </table:table-cell>
          <table:table-cell office:value-type="float" office:value="44.5435403187374" calcext:value-type="float">
            <text:p>44,5435403187374</text:p>
          </table:table-cell>
          <table:table-cell office:value-type="string" calcext:value-type="string">
            <text:p>#DZIEL/0!</text:p>
          </table:table-cell>
          <table:table-cell office:value-type="float" office:value="76.5465544619743" calcext:value-type="float">
            <text:p>76,5465544619743</text:p>
          </table:table-cell>
          <table:table-cell office:value-type="float" office:value="90.4683580569682" calcext:value-type="float">
            <text:p>90,4683580569682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Nazwa zmiennej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 standardowe</text:p>
          </table:table-cell>
          <table:table-cell office:value-type="string" calcext:value-type="string">
            <text:p>Współczynnik zmienności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182" calcext:value-type="float">
            <text:p>1,182</text:p>
          </table:table-cell>
          <table:table-cell office:value-type="float" office:value="0.428038160292592" calcext:value-type="float">
            <text:p>0,428038160292592</text:p>
          </table:table-cell>
          <table:table-cell office:value-type="float" office:value="36.2130423259384" calcext:value-type="float">
            <text:p>36,21304232593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.96" calcext:value-type="float">
            <text:p>24,96</text:p>
          </table:table-cell>
          <table:table-cell office:value-type="float" office:value="9.00684924562043" calcext:value-type="float">
            <text:p>9,00684924562043</text:p>
          </table:table-cell>
          <table:table-cell office:value-type="float" office:value="36.0851331955947" calcext:value-type="float">
            <text:p>36,085133195594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.432" calcext:value-type="float">
            <text:p>24,432</text:p>
          </table:table-cell>
          <table:table-cell office:value-type="float" office:value="7.98340570600459" calcext:value-type="float">
            <text:p>7,98340570600459</text:p>
          </table:table-cell>
          <table:table-cell office:value-type="float" office:value="32.676022044878" calcext:value-type="float">
            <text:p>32,6760220448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.216" calcext:value-type="float">
            <text:p>43,216</text:p>
          </table:table-cell>
          <table:table-cell office:value-type="float" office:value="8.67518875875332" calcext:value-type="float">
            <text:p>8,67518875875332</text:p>
          </table:table-cell>
          <table:table-cell office:value-type="float" office:value="20.0740206376188" calcext:value-type="float">
            <text:p>20,07402063761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111.584" calcext:value-type="float">
            <text:p>13111,584</text:p>
          </table:table-cell>
          <table:table-cell office:value-type="float" office:value="15384.8237175114" calcext:value-type="float">
            <text:p>15384,8237175114</text:p>
          </table:table-cell>
          <table:table-cell office:value-type="float" office:value="117.33764370126" calcext:value-type="float">
            <text:p>117,337643701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4117596741321" calcext:value-type="float">
            <text:p>10,4117596741321</text:p>
          </table:table-cell>
          <table:table-cell office:value-type="float" office:value="10.6132874949308" calcext:value-type="float">
            <text:p>10,6132874949308</text:p>
          </table:table-cell>
          <table:table-cell office:value-type="float" office:value="101.935578875293" calcext:value-type="float">
            <text:p>101,93557887529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4" calcext:value-type="float">
            <text:p>0,84</text:p>
          </table:table-cell>
          <table:table-cell office:value-type="float" office:value="0.374165738677394" calcext:value-type="float">
            <text:p>0,374165738677394</text:p>
          </table:table-cell>
          <table:table-cell office:value-type="float" office:value="44.5435403187374" calcext:value-type="float">
            <text:p>44,5435403187374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#DZIEL/0!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4" calcext:value-type="float">
            <text:p>0,64</text:p>
          </table:table-cell>
          <table:table-cell office:value-type="float" office:value="0.489897948556636" calcext:value-type="float">
            <text:p>0,489897948556636</text:p>
          </table:table-cell>
          <table:table-cell office:value-type="float" office:value="76.5465544619743" calcext:value-type="float">
            <text:p>76,54655446197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6" calcext:value-type="float">
            <text:p>0,56</text:p>
          </table:table-cell>
          <table:table-cell office:value-type="float" office:value="0.506622805119022" calcext:value-type="float">
            <text:p>0,506622805119022</text:p>
          </table:table-cell>
          <table:table-cell office:value-type="float" office:value="90.4683580569682" calcext:value-type="float">
            <text:p>90,46835805696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2" style:volatile="true">
      <number:text> </number:text>
      <number:fill-character> </number:fill-character>
      <number:text>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10" number:min-decimal-places="0" number:min-integer-digits="1" number:decimal-replacement="" number:grouping="true"/>
    </number:number-style>
    <number:number-style style:name="N124">
      <number:number number:decimal-places="1" number:min-decimal-places="1" number:min-integer-digits="1" number:grouping="true"/>
    </number:number-style>
    <number:number-style style:name="N125P0" style:volatile="true">
      <number:text>Tak</number:text>
    </number:number-style>
    <number:number-style style:name="N125P1" style:volatile="true">
      <number:text>Tak</number:text>
    </number:number-style>
    <number:number-style style:name="N125">
      <number:text>Nie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Prawda</number:text>
    </number:number-style>
    <number:number-style style:name="N126P1" style:volatile="true">
      <number:text>Prawda</number:text>
    </number:number-style>
    <number:number-style style:name="N126">
      <number:text>Fałsz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Włączone</number:text>
    </number:number-style>
    <number:number-style style:name="N127P1" style:volatile="true">
      <number:text>Włączone</number:text>
    </number:number-style>
    <number:number-style style:name="N127">
      <number:text>Wyłączone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 number:language="pl" number:country="PL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 number:language="pl" number:country="PL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_26_d_5f_budget" style:display-name="PageStyle_r&amp;d_budg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_5f_cloud" style:display-name="PageStyle_use_clou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_5f_on_5f_weekends" style:display-name="PageStyle_work_on_weeken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mp_5f_deadline" style:display-name="PageStyle_emp_deadl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ing_5f_population" style:display-name="PageStyle_working_popu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mienne_20_kategoryczne" style:display-name="PageStyle_Zmienne kategorycz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ysicians" style:display-name="PageStyle_physicia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9:39:22.665000000</meta:creation-date>
    <dc:date>2022-05-20T19:48:11.188000000</dc:date>
    <meta:editing-duration>PT8M48S</meta:editing-duration>
    <meta:editing-cycles>2</meta:editing-cycles>
    <meta:generator>LibreOffice/7.2.1.2$Windows_X86_64 LibreOffice_project/87b77fad49947c1441b67c559c339af8f3517e22</meta:generator>
    <meta:document-statistic meta:table-count="1" meta:cell-count="386" meta:object-count="0"/>
  </office:meta>
</office:document-meta>
</file>